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rsid="001841f3" officeooo:paragraph-rsid="001841f3"/>
    </style:style>
    <style:style style:name="P3" style:family="paragraph" style:parent-style-name="Standard">
      <style:text-properties officeooo:rsid="0018e5ed" officeooo:paragraph-rsid="0018e5ed"/>
    </style:style>
    <style:style style:name="P4" style:family="paragraph" style:parent-style-name="Heading_20_2">
      <style:text-properties officeooo:rsid="001b1e1e" officeooo:paragraph-rsid="001b1e1e"/>
    </style:style>
    <style:style style:name="P5" style:family="paragraph" style:parent-style-name="Standard">
      <style:text-properties officeooo:rsid="001841f3" officeooo:paragraph-rsid="001841f3"/>
    </style:style>
    <style:style style:name="P6" style:family="paragraph" style:parent-style-name="Standard">
      <style:text-properties officeooo:rsid="001acf2b" officeooo:paragraph-rsid="001acf2b"/>
    </style:style>
    <style:style style:name="P7" style:family="paragraph" style:parent-style-name="Standard" style:list-style-name="L6">
      <style:text-properties officeooo:rsid="001acf2b" officeooo:paragraph-rsid="001acf2b"/>
    </style:style>
    <style:style style:name="P8" style:family="paragraph" style:parent-style-name="Standard">
      <style:text-properties officeooo:rsid="0018e5ed" officeooo:paragraph-rsid="0018e5ed"/>
    </style:style>
    <style:style style:name="P9" style:family="paragraph" style:parent-style-name="Text_20_body" style:list-style-name="L5"/>
    <style:style style:name="P10" style:family="paragraph" style:parent-style-name="Text_20_body">
      <style:text-properties officeooo:paragraph-rsid="0018e5ed"/>
    </style:style>
    <style:style style:name="P11" style:family="paragraph" style:parent-style-name="Text_20_body">
      <style:text-properties officeooo:rsid="001acf2b" officeooo:paragraph-rsid="001acf2b"/>
    </style:style>
    <style:style style:name="P12" style:family="paragraph" style:parent-style-name="Text_20_body">
      <style:text-properties officeooo:rsid="0018e5ed"/>
    </style:style>
    <style:style style:name="P13" style:family="paragraph" style:parent-style-name="Text_20_body">
      <style:text-properties officeooo:rsid="001b1e1e" officeooo:paragraph-rsid="001b1e1e"/>
    </style:style>
    <style:style style:name="P14" style:family="paragraph" style:parent-style-name="Title">
      <style:text-properties style:text-underline-style="solid" style:text-underline-width="auto" style:text-underline-color="font-color"/>
    </style:style>
    <style:style style:name="T1" style:family="text">
      <style:text-properties officeooo:rsid="001b1e1e"/>
    </style:style>
    <style:style style:name="T2" style:family="text">
      <style:text-properties style:font-name="Liberation Serif" fo:font-size="18pt" fo:font-weight="bold" style:font-name-asian="DejaVu Sans" style:font-size-asian="18pt" style:font-weight-asian="bold" style:font-name-complex="DejaVu Sans" style:font-size-complex="18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bookmark text:name="yui_3_17_2_1_1636541332834_45"/>Investigando sobre Angular</text:p>
      <text:p text:style-name="P2"/>
      <text:p text:style-name="P6">Angular es un framework de desarrollo y diseño de paginas basado en TypeScript para crear aplicaciones de una sola página. </text:p>
      <text:p text:style-name="P6"/>
      <text:p text:style-name="P6">Con Angular puedes construir desde proyectos sencillos hasta aplicaciones extensas dirigidas a empresas, esto es posible gracias al componente principal de Angular: los componentes.</text:p>
      <text:p text:style-name="P6"/>
      <text:p text:style-name="P6">Los componentes son los bloques de construccion que forman una aplicación hecha en Angular. Cada componente incluye una clase de TypeScript con un componente decorador, una plantilla HTML y sus estilos con CSS.</text:p>
      <text:p text:style-name="P6"/>
      <text:p text:style-name="P6">El modelo de componentes de Angular ofrece una encapsulacion consistente y una estructura de aplicación intuitiva, ademas de facilitar los tests y en general la legivilidad de tu codigo</text:p>
      <text:p text:style-name="P3"/>
      <text:p text:style-name="P6">Para usar este framework tendremos que tener conocimientos de:</text:p>
      <text:list xml:id="list1291067575" text:style-name="L6">
        <text:list-item>
          <text:p text:style-name="P7">JavaScript</text:p>
        </text:list-item>
        <text:list-item>
          <text:p text:style-name="P7">HTML</text:p>
        </text:list-item>
        <text:list-item>
          <text:p text:style-name="P7">CSS</text:p>
        </text:list-item>
      </text:list>
      <text:p text:style-name="P6"/>
      <text:p text:style-name="P6">Aun construida en TypeScript no es necesario conocer el lenguaje para programar con Angular, pero si es muy aconsejable.</text:p>
      <text:p text:style-name="P3"/>
      <text:p text:style-name="P11">Para instalar Angular en nuestro equipo solo necesitaremos Node.js <text:span text:style-name="T1">y solo tendremos que ejecutar el comando “npm install -g @angular/cli”</text:span></text:p>
      <text:p text:style-name="P12"/>
      <text:h text:style-name="P4" text:outline-level="2">Crear un workspace y iniciar una aplicación</text:h>
      <text:p text:style-name="P13"/>
      <text:p text:style-name="P13">Para crear una aplicación con Angular necesitas un workspace sobre el que trabajar.</text:p>
      <text:p text:style-name="P13">Para iniciar el workspace necesitaras moverte a la carpeta de destino o poner la ruta y ejecutar el siguiente comando: “ng new ‘nombreDeLaApp’”</text:p>
      <text:p text:style-name="P13"/>
      <text:p text:style-name="P13">Angular instalará los paquetes npm y las dependencias necesarias y te pedirá algunas especificaciones que rellenarás o se dejarán los valores por defecto presionando Intro.</text:p>
      <text:p text:style-name="P13"/>
      <text:p text:style-name="P13">Una vez todo este completo Angular creará una página de bienvenida que podrás empezar a editar</text:p>
      <text:p text:style-name="P3"/>
      <text:p text:style-name="P10"/>
      <text:p text:style-name="P3"/>
      <text:h text:style-name="P4" text:outline-level="2"><text:soft-page-break/><text:span text:style-name="T2">Ejecutar</text:span> la aplicación</text:h>
      <text:p text:style-name="P13"/>
      <text:p text:style-name="P13">Angular CLI incluye un servidor desde el que podras compilar y ver tu aplicación localmente. Para ello deberás dirigirte a la carpeta raiz donde se encuentre tu aplicación y lanzar el siguiente comando:</text:p>
      <text:p text:style-name="P13">ng serve --open</text:p>
      <text:p text:style-name="P13"/>
      <text:p text:style-name="P13">El parametro “--open” sirve para lanzar el servidor diractamente, si no pones este parametro podras accedar a la aplicación con la URL “<text:a xlink:type="simple" xlink:href="http://localhost:4200/" text:style-name="Internet_20_link" text:visited-style-name="Visited_20_Internet_20_Link">http://localhost:4200/</text:a>”</text:p>
      <text:p text:style-name="P13"/>
      <text:p text:style-name="P13">Como añadido “ng serve” ya tiene incorporada la habilidad de aplicar los cambios en vivo de tu aplicación sin necesidad de ejecutar de nuevo el comando o recargar la página.</text:p>
      <text:p text:style-name="P12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Bibliografia</text:p>
      <text:p text:style-name="P2"/>
      <text:p text:style-name="P2"><text:a xlink:type="simple" xlink:href="https://angular.io/start" text:style-name="Internet_20_link" text:visited-style-name="Visited_20_Internet_20_Link">https://angular.io/start</text:a></text:p>
      <text:p text:style-name="P2"><text:a xlink:type="simple" xlink:href="https://github.com/angular/angular" text:style-name="Internet_20_link" text:visited-style-name="Visited_20_Internet_20_Link">https://github.com/angular/angular</text:a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12:05:01.800653633</meta:creation-date>
    <dc:date>2021-11-12T12:32:36.329963473</dc:date>
    <meta:editing-duration>PT1H28M17S</meta:editing-duration>
    <meta:editing-cycles>2</meta:editing-cycles>
    <meta:generator>LibreOffice/7.0.4.2$Linux_X86_64 LibreOffice_project/00$Build-2</meta:generator>
    <meta:document-statistic meta:table-count="0" meta:image-count="0" meta:object-count="0" meta:page-count="2" meta:paragraph-count="24" meta:word-count="344" meta:character-count="2240" meta:non-whitespace-character-count="1924"/>
  </office:meta>
</office:document-meta>
</file>